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uploaded_5f_form_5f_62e0fg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ploaded_form_62e0f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ps_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gps_point_precision</text:p>
          </table:table-cell>
          <table:table-cell office:value-type="string" calcext:value-type="string">
            <text:p>what_is_the_name_of_this_village_or_community_</text:p>
          </table:table-cell>
          <table:table-cell office:value-type="string" calcext:value-type="string">
            <text:p>What_type_of_water_point_are_y</text:p>
          </table:table-cell>
          <table:table-cell office:value-type="string" calcext:value-type="string">
            <text:p>if_it_is_an_other_type_of_waterpoint_what_type_is_it_</text:p>
          </table:table-cell>
          <table:table-cell office:value-type="string" calcext:value-type="string">
            <text:p>what_is_the_water_point_condition_</text:p>
          </table:table-cell>
          <table:table-cell office:value-type="string" calcext:value-type="string">
            <text:p>who_is_responsible_for_the_water_point_</text:p>
          </table:table-cell>
          <table:table-cell office:value-type="string" calcext:value-type="string">
            <text:p>has_chlorination_been_done_</text:p>
          </table:table-cell>
          <table:table-cell office:value-type="string" calcext:value-type="string">
            <text:p>is_there_water_storage_present_</text:p>
          </table:table-cell>
          <table:table-cell office:value-type="string" calcext:value-type="string">
            <text:p>approximately_how_many_people_are_supplied_by_this_water_point_</text:p>
          </table:table-cell>
          <table:table-cell office:value-type="string" calcext:value-type="string">
            <text:p>what_is_the_water_used_for_</text:p>
          </table:table-cell>
          <table:table-cell office:value-type="string" calcext:value-type="string">
            <text:p>what_is_the_water_used_for_/drinking</text:p>
          </table:table-cell>
          <table:table-cell office:value-type="string" calcext:value-type="string">
            <text:p>what_is_the_water_used_for_/cooking</text:p>
          </table:table-cell>
          <table:table-cell office:value-type="string" calcext:value-type="string">
            <text:p>what_is_the_water_used_for_/washing</text:p>
          </table:table-cell>
          <table:table-cell office:value-type="string" calcext:value-type="string">
            <text:p>what_is_the_water_used_for_/industrial</text:p>
          </table:table-cell>
          <table:table-cell office:value-type="string" calcext:value-type="string">
            <text:p>Is_the_water_point_seasonal</text:p>
          </table:table-cell>
          <table:table-cell office:value-type="string" calcext:value-type="string">
            <text:p>what_period_is_water_available_</text:p>
          </table:table-cell>
          <table:table-cell office:value-type="string" calcext:value-type="string">
            <text:p>what_period_is_water_available_/january</text:p>
          </table:table-cell>
          <table:table-cell office:value-type="string" calcext:value-type="string">
            <text:p>what_period_is_water_available_/february</text:p>
          </table:table-cell>
          <table:table-cell office:value-type="string" calcext:value-type="string">
            <text:p>what_period_is_water_available_/march</text:p>
          </table:table-cell>
          <table:table-cell office:value-type="string" calcext:value-type="string">
            <text:p>what_period_is_water_available_/april</text:p>
          </table:table-cell>
          <table:table-cell office:value-type="string" calcext:value-type="string">
            <text:p>what_period_is_water_available_/may</text:p>
          </table:table-cell>
          <table:table-cell office:value-type="string" calcext:value-type="string">
            <text:p>what_period_is_water_available_/june</text:p>
          </table:table-cell>
          <table:table-cell office:value-type="string" calcext:value-type="string">
            <text:p>what_period_is_water_available_/july</text:p>
          </table:table-cell>
          <table:table-cell office:value-type="string" calcext:value-type="string">
            <text:p>what_period_is_water_available_/august</text:p>
          </table:table-cell>
          <table:table-cell office:value-type="string" calcext:value-type="string">
            <text:p>what_period_is_water_available_/september</text:p>
          </table:table-cell>
          <table:table-cell office:value-type="string" calcext:value-type="string">
            <text:p>what_period_is_water_available_/october</text:p>
          </table:table-cell>
          <table:table-cell office:value-type="string" calcext:value-type="string">
            <text:p>what_period_is_water_available_/november</text:p>
          </table:table-cell>
          <table:table-cell office:value-type="string" calcext:value-type="string">
            <text:p>what_period_is_water_available_/december</text:p>
          </table:table-cell>
          <table:table-cell office:value-type="string" calcext:value-type="string">
            <text:p>how_many_days_a_week_does_the_water_point_work_</text:p>
          </table:table-cell>
          <table:table-cell office:value-type="string" calcext:value-type="string">
            <text:p>Do_you_have_to_pay_to_collect_</text:p>
          </table:table-cell>
          <table:table-cell office:value-type="string" calcext:value-type="string">
            <text:p>how_much_does_it_cost_to_fill_a_full_jerry_can_</text:p>
          </table:table-cell>
          <table:table-cell office:value-type="string" calcext:value-type="string">
            <text:p>how_close_is_the_nearest_toilet_or_latrine_</text:p>
          </table:table-cell>
          <table:table-cell office:value-type="string" calcext:value-type="string">
            <text:p>how_close_is_the_nearest_rubbish_site_</text:p>
          </table:table-cell>
          <table:table-cell office:value-type="string" calcext:value-type="string">
            <text:p>thank_the_interviewee</text:p>
          </table:table-cell>
          <table:table-cell office:value-type="string" calcext:value-type="string">
            <text:p>what_is_the_turbidity_of_the_water_point_</text:p>
          </table:table-cell>
          <table:table-cell office:value-type="string" calcext:value-type="string">
            <text:p>what_is_the_ph_number_of_the_water_</text:p>
          </table:table-cell>
          <table:table-cell office:value-type="string" calcext:value-type="string">
            <text:p>what_is_the_residual_chlorine_of_the_water_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__version__</text:p>
          </table:table-cell>
          <table:table-cell office:value-type="string" calcext:value-type="string">
            <text:p>meta/instanceID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_uuid</text:p>
          </table:table-cell>
          <table:table-cell office:value-type="string" calcext:value-type="string">
            <text:p>_submission_time</text:p>
          </table:table-cell>
          <table:table-cell office:value-type="string" calcext:value-type="string">
            <text:p>_index</text:p>
          </table:table-cell>
          <table:table-cell office:value-type="string" calcext:value-type="string">
            <text:p>_parent_table_name</text:p>
          </table:table-cell>
          <table:table-cell office:value-type="string" calcext:value-type="string">
            <text:p>_parent_index</text:p>
          </table:table-cell>
          <table:table-cell office:value-type="string" calcext:value-type="string">
            <text:p>_tags</text:p>
          </table:table-cell>
          <table:table-cell office:value-type="string" calcext:value-type="string">
            <text:p>_notes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7.87834560671772 -11.1887971425743 200.74862290373216 4.0</text:p>
          </table:table-cell>
          <table:table-cell office:value-type="float" office:value="7.87834560672" calcext:value-type="float">
            <text:p>7.8783456067</text:p>
          </table:table-cell>
          <table:table-cell office:value-type="float" office:value="-11.1887971426" calcext:value-type="float">
            <text:p>-11.1887971426</text:p>
          </table:table-cell>
          <table:table-cell office:value-type="float" office:value="200.748622904" calcext:value-type="float">
            <text:p>200.748622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nemaa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not_working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not_known</text:p>
          </table:table-cell>
          <table:table-cell/>
          <table:table-cell office:value-type="string" calcext:value-type="string">
            <text:p>option_6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uary february march april may june july august september october november december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2016-06-10T10:51:44.101Z</text:p>
          </table:table-cell>
          <table:table-cell office:value-type="string" calcext:value-type="string">
            <text:p>2016-06-10T11:34:53.317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e55cc923-19b3-4f1c-9161-24391364a25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55cc923-19b3-4f1c-9161-24391364a251</text:p>
          </table:table-cell>
          <table:table-cell office:value-type="string" calcext:value-type="string">
            <text:p>2016-06-10T11:36: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7.889348333333333 -11.187743333333334 119.1 5.0</text:p>
          </table:table-cell>
          <table:table-cell office:value-type="float" office:value="7.88934833333" calcext:value-type="float">
            <text:p>7.8893483333</text:p>
          </table:table-cell>
          <table:table-cell office:value-type="float" office:value="-11.1877433333" calcext:value-type="float">
            <text:p>-11.1877433333</text:p>
          </table:table-cell>
          <table:table-cell office:value-type="float" office:value="119.1" calcext:value-type="float">
            <text:p>119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nema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not_working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not_known</text:p>
          </table:table-cell>
          <table:table-cell/>
          <table:table-cell office:value-type="string" calcext:value-type="string">
            <text:p>500_and_above</text:p>
          </table:table-cell>
          <table:table-cell office:value-type="string" calcext:value-type="string">
            <text:p>drinking cooking washing industrial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2016-06-10T14:09:20.010Z</text:p>
          </table:table-cell>
          <table:table-cell office:value-type="string" calcext:value-type="string">
            <text:p>2016-06-10T14:25:13.825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b8e35488-d5c6-48cb-87a4-1914e98fb28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8e35488-d5c6-48cb-87a4-1914e98fb28e</text:p>
          </table:table-cell>
          <table:table-cell office:value-type="string" calcext:value-type="string">
            <text:p>2016-06-10T14:26: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50498543807889 -13.17075073617497 90.89553414389475 8.0</text:p>
          </table:table-cell>
          <table:table-cell office:value-type="float" office:value="8.45049854381" calcext:value-type="float">
            <text:p>8.4504985438</text:p>
          </table:table-cell>
          <table:table-cell office:value-type="float" office:value="-13.1707507362" calcext:value-type="float">
            <text:p>-13.1707507362</text:p>
          </table:table-cell>
          <table:table-cell office:value-type="float" office:value="90.8955341439" calcext:value-type="float">
            <text:p>90.89553414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lon street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not_working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ption_6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ly august september october november december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2016-06-10T12:44:02.585Z</text:p>
          </table:table-cell>
          <table:table-cell office:value-type="string" calcext:value-type="string">
            <text:p>2016-06-10T12:48:49.431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3a2c73d6-6b49-4856-abf7-afaf449bb72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3a2c73d6-6b49-4856-abf7-afaf449bb720</text:p>
          </table:table-cell>
          <table:table-cell office:value-type="string" calcext:value-type="string">
            <text:p>2016-06-10T17:32: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5050348830201 -13.17072639557959 90.32930140821351 12.0</text:p>
          </table:table-cell>
          <table:table-cell office:value-type="float" office:value="8.4505034883" calcext:value-type="float">
            <text:p>8.4505034883</text:p>
          </table:table-cell>
          <table:table-cell office:value-type="float" office:value="-13.1707263956" calcext:value-type="float">
            <text:p>-13.1707263956</text:p>
          </table:table-cell>
          <table:table-cell office:value-type="float" office:value="90.3293014082" calcext:value-type="float">
            <text:p>90.32930140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llon street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not_working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ption_6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ly august september october november december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2016-06-10T12:49:11.914Z</text:p>
          </table:table-cell>
          <table:table-cell office:value-type="string" calcext:value-type="string">
            <text:p>2016-06-10T12:50:27.289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96144f76-bd0d-4d51-8cc7-048b8d5fb85e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96144f76-bd0d-4d51-8cc7-048b8d5fb85e</text:p>
          </table:table-cell>
          <table:table-cell office:value-type="string" calcext:value-type="string">
            <text:p>2016-06-10T17:32: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49497152821042 -13.169919301724079 87.35376925767368 12.0</text:p>
          </table:table-cell>
          <table:table-cell office:value-type="float" office:value="8.44949715282" calcext:value-type="float">
            <text:p>8.4494971528</text:p>
          </table:table-cell>
          <table:table-cell office:value-type="float" office:value="-13.1699193017" calcext:value-type="float">
            <text:p>-13.1699193017</text:p>
          </table:table-cell>
          <table:table-cell office:value-type="float" office:value="87.3537692577" calcext:value-type="float">
            <text:p>87.35376925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wen street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not_working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0_200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ly august september october november december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2016-06-10T12:55:48.536Z</text:p>
          </table:table-cell>
          <table:table-cell office:value-type="string" calcext:value-type="string">
            <text:p>2016-06-10T12:58:45.648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15e1d284-bdda-4c84-a9de-da7a1a48bb9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5e1d284-bdda-4c84-a9de-da7a1a48bb9e</text:p>
          </table:table-cell>
          <table:table-cell office:value-type="string" calcext:value-type="string">
            <text:p>2016-06-10T17:32: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50251430051614 -13.171071677204454 86.40733237869318 16.0</text:p>
          </table:table-cell>
          <table:table-cell office:value-type="float" office:value="8.45025143005" calcext:value-type="float">
            <text:p>8.4502514301</text:p>
          </table:table-cell>
          <table:table-cell office:value-type="float" office:value="-13.1710716772" calcext:value-type="float">
            <text:p>-13.1710716772</text:p>
          </table:table-cell>
          <table:table-cell office:value-type="float" office:value="86.4073323787" calcext:value-type="float">
            <text:p>86.40733237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llon street</text:p>
          </table:table-cell>
          <table:table-cell office:value-type="string" calcext:value-type="string">
            <text:p>hand_dug__conc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0_150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2016-06-10T13:03:15.373Z</text:p>
          </table:table-cell>
          <table:table-cell office:value-type="string" calcext:value-type="string">
            <text:p>2016-06-10T13:16:35.909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41ee8e9c-01ad-4d87-b05b-c82f4b37250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41ee8e9c-01ad-4d87-b05b-c82f4b372505</text:p>
          </table:table-cell>
          <table:table-cell office:value-type="string" calcext:value-type="string">
            <text:p>2016-06-10T17:32: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49845888833654 -13.170525350699386 83.352040881096 12.0</text:p>
          </table:table-cell>
          <table:table-cell office:value-type="float" office:value="8.44984588883" calcext:value-type="float">
            <text:p>8.4498458888</text:p>
          </table:table-cell>
          <table:table-cell office:value-type="float" office:value="-13.1705253507" calcext:value-type="float">
            <text:p>-13.1705253507</text:p>
          </table:table-cell>
          <table:table-cell office:value-type="float" office:value="83.3520408811" calcext:value-type="float">
            <text:p>83.35204088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eccle street wellington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partially_work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not_known</text:p>
          </table:table-cell>
          <table:table-cell/>
          <table:table-cell office:value-type="string" calcext:value-type="string">
            <text:p>100_150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uary february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2016-06-10T10:22:26.711Z</text:p>
          </table:table-cell>
          <table:table-cell office:value-type="string" calcext:value-type="string">
            <text:p>2016-06-10T12:49:24.813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0831d47c-b12f-402c-8655-5d6a69d78f5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831d47c-b12f-402c-8655-5d6a69d78f5a</text:p>
          </table:table-cell>
          <table:table-cell office:value-type="string" calcext:value-type="string">
            <text:p>2016-06-10T17:32: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49685118346999 -13.17445297959852 121.40819240845784 16.0</text:p>
          </table:table-cell>
          <table:table-cell office:value-type="float" office:value="8.44968511835" calcext:value-type="float">
            <text:p>8.4496851184</text:p>
          </table:table-cell>
          <table:table-cell office:value-type="float" office:value="-13.1744529796" calcext:value-type="float">
            <text:p>-13.1744529796</text:p>
          </table:table-cell>
          <table:table-cell office:value-type="float" office:value="121.408192408" calcext:value-type="float">
            <text:p>121.4081924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ckarys community primary school</text:p>
          </table:table-cell>
          <table:table-cell office:value-type="string" calcext:value-type="string">
            <text:p>borehole_with_</text:p>
          </table:table-cell>
          <table:table-cell/>
          <table:table-cell office:value-type="string" calcext:value-type="string">
            <text:p>not_working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00_and_above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2016-06-10T13:37:02.450Z</text:p>
          </table:table-cell>
          <table:table-cell office:value-type="string" calcext:value-type="string">
            <text:p>2016-06-10T13:40:25.440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306d2849-4b1d-4903-8a4f-311de06563b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306d2849-4b1d-4903-8a4f-311de06563ba</text:p>
          </table:table-cell>
          <table:table-cell office:value-type="string" calcext:value-type="string">
            <text:p>2016-06-10T17:32: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.449895034675286 -13.170869177687212 88.31012296900994 24.0</text:p>
          </table:table-cell>
          <table:table-cell office:value-type="float" office:value="8.44989503468" calcext:value-type="float">
            <text:p>8.4498950347</text:p>
          </table:table-cell>
          <table:table-cell office:value-type="float" office:value="-13.1708691777" calcext:value-type="float">
            <text:p>-13.1708691777</text:p>
          </table:table-cell>
          <table:table-cell office:value-type="float" office:value="88.310122969" calcext:value-type="float">
            <text:p>88.3101229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ccle street</text:p>
          </table:table-cell>
          <table:table-cell office:value-type="string" calcext:value-type="string">
            <text:p>tap_stand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government__gu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0_200</text:p>
          </table:table-cell>
          <table:table-cell office:value-type="string" calcext:value-type="string">
            <text:p>drinking cooking washing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gust september october november december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  <table:table-cell table:number-columns-repeated="4"/>
          <table:table-cell office:value-type="string" calcext:value-type="string">
            <text:p>2016-06-10T12:51:27.779Z</text:p>
          </table:table-cell>
          <table:table-cell office:value-type="string" calcext:value-type="string">
            <text:p>2016-06-10T12:54:46.039Z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uuid:d709ecd7-2623-4ec0-bdff-cfa8edb729cc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d709ecd7-2623-4ec0-bdff-cfa8edb729cc</text:p>
          </table:table-cell>
          <table:table-cell office:value-type="string" calcext:value-type="string">
            <text:p>2016-06-10T17:32:4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7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2:18:14.909823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ploaded_5f_form_5f_62e0fg" style:display-name="PageStyle_uploaded_form_62e0f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06-21T12:18:39.415998591</dc:date>
    <dc:creator>Nick Allen</dc:creator>
    <meta:editing-duration>PT7M9S</meta:editing-duration>
    <meta:editing-cycles>3</meta:editing-cycles>
    <meta:document-statistic meta:table-count="1" meta:cell-count="403" meta:object-count="0"/>
  </office:meta>
</office:document-meta>
</file>